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a95c" officeooo:paragraph-rsid="001ca95c"/>
    </style:style>
    <style:style style:name="P2" style:family="paragraph" style:parent-style-name="Standard">
      <style:text-properties officeooo:rsid="001e002f" officeooo:paragraph-rsid="001e002f"/>
    </style:style>
    <style:style style:name="P3" style:family="paragraph" style:parent-style-name="Standard">
      <style:text-properties officeooo:rsid="001e002f" officeooo:paragraph-rsid="001e002f"/>
    </style:style>
    <style:style style:name="P4" style:family="paragraph" style:parent-style-name="Standard">
      <style:text-properties officeooo:rsid="001e3e73" officeooo:paragraph-rsid="001e3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м привет)<text:line-break/>Ребята подскажите пожста два вопроса:</text:p>
      <text:p text:style-name="P1">1. Какие требования к хостингу должны быть, чтобы нормально работали руби рельсы 5 и sql ?<text:line-break/>2. Какой sql выбрать ? Я знаю пока только sqlite3)). О других слышала, но для своего проекта не знаю какой оптимальный вариант выбрать.<text:line-break/><text:line-break/>Надо сделать сайт не сильно большой. Вначале только фронтенд выложу. Потом по мере разработки планируется сделать — гостевую книгу для зарегистрированных пользователей, рассылку сообщений, админку или что то в этом роде.</text:p>
      <text:p text:style-name="P1"/>
      <text:p text:style-name="P1"/>
      <text:p text:style-name="P1"/>
      <text:p text:style-name="P2">Vitaly Liber, [04.10.17 12:38]</text:p>
      <text:p text:style-name="P2">Ну с рельсами нужна VPS</text:p>
      <text:p text:style-name="P2"/>
      <text:p text:style-name="P2">Vitaly Liber, [04.10.17 12:38]</text:p>
      <text:p text:style-name="P2">А на нее уже можешь любую db накатить</text:p>
      <text:p text:style-name="P2"/>
      <text:p text:style-name="P2">Vitaly Liber, [04.10.17 12:39]</text:p>
      <text:p text:style-name="P2">Если прямо хостинг нужен и чтобы все попроще, то это к heroku, но там все придется докупать - postgres, внешний сторадж для изображений.</text:p>
      <text:p text:style-name="P2"/>
      <text:p text:style-name="P2">Olga, [04.10.17 12:40]</text:p>
      <text:p text:style-name="P2">ага понятно.</text:p>
      <text:p text:style-name="P2">а с VPS даже на sqlite3 могу делать ?</text:p>
      <text:p text:style-name="P2"/>
      <text:p text:style-name="P2">Vitaly Liber, [04.10.17 12:41]</text:p>
      <text:p text:style-name="P2">да, но sqlite может залочиться, когда несколько одновременных запросов получит от рельс и пользователь получит ошибку</text:p>
      <text:p text:style-name="P2"/>
      <text:p text:style-name="P2">Vitaly Liber, [04.10.17 12:41]</text:p>
      <text:p text:style-name="P2">sqlite только для режима разработки</text:p>
      <text:p text:style-name="P2"/>
      <text:p text:style-name="P2">Fedor Koshel, [04.10.17 12:41]</text:p>
      <text:p text:style-name="P2">ставь mysql, оно простой, и не имеет таких проблем как sqlite )</text:p>
      <text:p text:style-name="P2"/>
      <text:p text:style-name="P2">Fedor Koshel, [04.10.17 12:42]</text:p>
      <text:p text:style-name="P2">vps желательно что бы памяти было хотя бы гигабайт, а то с деплоем могут быть проблемы</text:p>
      <text:p text:style-name="P2"/>
      <text:p text:style-name="P2">Olga, [04.10.17 12:42]</text:p>
      <text:p text:style-name="P2">ага значит mysql ) я новичек) и мне сложность постепенно тем лучше)</text:p>
      <text:p text:style-name="P2"/>
      <text:p text:style-name="P2">Fedor Koshel, [04.10.17 12:42]</text:p>
      <text:p text:style-name="P2">я в целом и на 512 поднимал, но деплоить иногда приходилось руками</text:p>
      <text:p text:style-name="P2"/>
      <text:p text:style-name="P2">Olga, [04.10.17 12:43]</text:p>
      <text:p text:style-name="P2">пардон за тупость) гигабайт это оперативки или места физ ?</text:p>
      <text:p text:style-name="P2"/>
      <text:p text:style-name="P2">Vitaly Liber, [04.10.17 12:43]</text:p>
      <text:p text:style-name="P2">Да, нужен минимум 1 гб оперативы</text:p>
      <text:p text:style-name="P2"/>
      <text:p text:style-name="P2"><text:soft-page-break/>Fedor Koshel, [04.10.17 12:43]</text:p>
      <text:p text:style-name="P2">оперативки</text:p>
      <text:p text:style-name="P2"/>
      <text:p text:style-name="P2">Vitaly Liber, [04.10.17 12:43]</text:p>
      <text:p text:style-name="P2">места физ минимум 8гб</text:p>
      <text:p text:style-name="P2"/>
      <text:p text:style-name="P2">Vitaly Liber, [04.10.17 12:43]</text:p>
      <text:p text:style-name="P2">https://www.quora.com/Why-does-Rails-community-choose-PostgreSQL-over-MySQL</text:p>
      <text:p text:style-name="P2"/>
      <text:p text:style-name="P2">Fedor Koshel, [04.10.17 12:43]</text:p>
      <text:p text:style-name="P2">ну меньше 20г места ты врядли найдешь )</text:p>
      <text:p text:style-name="P2"/>
      <text:p text:style-name="P2">Vitaly Liber, [04.10.17 12:43]</text:p>
      <text:p text:style-name="P2">Все-таки сообщество в основном юзает Postgres</text:p>
      <text:p text:style-name="P2"/>
      <text:p text:style-name="P2">Vitaly Liber, [04.10.17 12:43]</text:p>
      <text:p text:style-name="P2">В статье описаны причины</text:p>
      <text:p text:style-name="P2"/>
      <text:p text:style-name="P2"/>
      <text:p text:style-name="P2"/>
      <text:p text:style-name="P4">Vitaliy Emeliyantsev, [04.10.17 13:00]</text:p>
      <text:p text:style-name="P4">Насчет гигабайта памяти — если у VPS будет меньше, например 512 Мб — можно поставить себе свопфайл на 2-3Гб, тогда с деплоем проблем не будет. Я своп ставлю так: https://www.notion.so/swapfile-2861cd3aaf164637a2754dcfe1a4f481</text:p>
      <text:p text:style-name="P4"/>
      <text:p text:style-name="P4">Fedor Koshel, [04.10.17 13:02]</text:p>
      <text:p text:style-name="P4">а, да, еще есть хак</text:p>
      <text:p text:style-name="P4"/>
      <text:p text:style-name="P4">Fedor Koshel, [04.10.17 13:02]</text:p>
      <text:p text:style-name="P4">ищи VPS в другой стране, тогда не придется НДС платить )</text:p>
      <text:p text:style-name="P4"/>
      <text:p text:style-name="P4">Fedor Koshel, [04.10.17 13:03]</text:p>
      <text:p text:style-name="P4">ну я имею в виду, что из Турции лучше где-нибудь в Европе сикать</text:p>
      <text:p text:style-name="P4"/>
      <text:p text:style-name="P4">Fedor Koshel, [04.10.17 13:03]</text:p>
      <text:p text:style-name="P4">но если Турция войдет в ЕС, то это перестанет работать и придется искать еще где-то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29:46.604070464</meta:creation-date>
    <dc:date>2017-10-04T13:05:13.425470887</dc:date>
    <meta:editing-duration>PT5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398" meta:character-count="2604" meta:non-whitespace-character-count="2251"/>
  </office:meta>
</office:document-meta>
</file>